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n Camera Setup</text:p>
      <text:p text:style-name="Standard"/>
      <text:p text:style-name="Standard">Install opencv</text:p>
      <text:p text:style-name="Standard">incompatible ../lib/x86/libASICamera.so</text:p>
      <text:p text:style-name="Standard"/>
      <text:p text:style-name="Standard">replace uname file with another to output i686, w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06:44:33</meta:creation-date>
    <dc:date>2014-03-26T07:48:29</dc:date>
    <meta:editing-duration>PT1H3M29S</meta:editing-duration>
    <meta:editing-cycles>2</meta:editing-cycles>
    <meta:generator>LibreOffice/3.5$Linux_ARM_EABI LibreOffice_project/350m1$Build-2</meta:generator>
    <meta:document-statistic meta:table-count="0" meta:image-count="0" meta:object-count="0" meta:page-count="1" meta:paragraph-count="4" meta:word-count="16" meta:character-count="121" meta:non-whitespace-character-count="109"/>
  </office:meta>
</office:document-meta>
</file>